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Hindi1" svg:font-family="'Lohit Hindi'"/>
    <style:font-face style:name="Lato1" svg:font-family="Lato" style:font-family-generic="system"/>
    <style:font-face style:name="MinionPro-Regular" svg:font-family="MinionPro-Regula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1.199cm" fo:margin-right="0cm" fo:margin-top="0cm" fo:margin-bottom="0.247cm" loext:contextual-spacing="false" fo:line-height="100%" fo:text-indent="-0.7cm" style:auto-text-indent="false"/>
      <style:text-properties fo:font-size="8pt" fo:font-style="italic" fo:font-weight="bold" officeooo:rsid="00f6637f" officeooo:paragraph-rsid="0002ecb7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Text_20_body">
      <style:paragraph-properties fo:margin-left="1.199cm" fo:margin-right="0cm" fo:margin-top="0cm" fo:margin-bottom="0.247cm" loext:contextual-spacing="false" fo:line-height="100%" fo:text-indent="-0.7cm" style:auto-text-indent="false"/>
      <style:text-properties fo:font-weight="bold" officeooo:rsid="00f6637f" officeooo:paragraph-rsid="0002ecb7" style:font-weight-asian="bold" style:font-weight-complex="bold"/>
    </style:style>
    <style:style style:name="P3" style:family="paragraph" style:parent-style-name="Text_20_body">
      <style:text-properties officeooo:rsid="001f8a93" officeooo:paragraph-rsid="0002ecb7"/>
    </style:style>
    <style:style style:name="P4" style:family="paragraph" style:parent-style-name="Text_20_body">
      <style:text-properties fo:color="#000066" fo:font-weight="bold" officeooo:rsid="00ed69ff" officeooo:paragraph-rsid="0002ecb7" style:font-weight-asian="bold" style:font-weight-complex="bold"/>
    </style:style>
    <style:style style:name="P5" style:family="paragraph" style:parent-style-name="Text_20_body">
      <style:text-properties fo:color="#000066" officeooo:rsid="001f8a93" officeooo:paragraph-rsid="0002ecb7"/>
    </style:style>
    <style:style style:name="P6" style:family="paragraph" style:parent-style-name="Text_20_body">
      <style:text-properties officeooo:paragraph-rsid="0002ecb7"/>
    </style:style>
    <style:style style:name="P7" style:family="paragraph" style:parent-style-name="Text_20_body">
      <style:paragraph-properties fo:margin-left="1.251cm" fo:margin-right="0cm" fo:line-height="100%" fo:text-indent="0cm" style:auto-text-indent="false"/>
      <style:text-properties fo:font-weight="bold" officeooo:rsid="002079ac" officeooo:paragraph-rsid="0002ecb7" style:font-weight-asian="bold" style:font-weight-complex="bold"/>
    </style:style>
    <style:style style:name="P8" style:family="paragraph" style:parent-style-name="Text_20_body">
      <style:paragraph-properties fo:margin-left="1.251cm" fo:margin-right="0cm" fo:line-height="100%" fo:text-indent="0cm" style:auto-text-indent="false"/>
      <style:text-properties fo:font-weight="bold" officeooo:rsid="00f2e52d" officeooo:paragraph-rsid="0002ecb7" style:font-weight-asian="bold" style:font-weight-complex="bold"/>
    </style:style>
    <style:style style:name="P9" style:family="paragraph" style:parent-style-name="Text_20_body">
      <style:paragraph-properties fo:margin-left="1.251cm" fo:margin-right="0cm" fo:line-height="100%" fo:text-indent="0cm" style:auto-text-indent="false"/>
      <style:text-properties fo:font-size="8pt" fo:font-style="italic" fo:font-weight="normal" officeooo:rsid="00f2e52d" officeooo:paragraph-rsid="0002ecb7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Text_20_body">
      <style:paragraph-properties fo:margin-left="1.251cm" fo:margin-right="0cm" fo:line-height="100%" fo:text-indent="0cm" style:auto-text-indent="false"/>
      <style:text-properties officeooo:rsid="002079ac" officeooo:paragraph-rsid="0002ecb7"/>
    </style:style>
    <style:style style:name="P11" style:family="paragraph" style:parent-style-name="_5b_Basic_20_Paragraph_5d_">
      <style:text-properties officeooo:rsid="00e3a613" officeooo:paragraph-rsid="0002ecb7"/>
    </style:style>
    <style:style style:name="P12" style:family="paragraph" style:parent-style-name="_5b_Basic_20_Paragraph_5d_">
      <style:text-properties fo:color="#00215b" style:font-name="Lato1" fo:font-size="14pt" fo:font-weight="bold" officeooo:rsid="00cce9a5" officeooo:paragraph-rsid="0002ecb7" style:font-name-asian="Lato1" style:font-size-asian="14pt" style:font-weight-asian="bold" style:font-name-complex="Lato1" style:font-size-complex="14pt" style:font-weight-complex="bold"/>
    </style:style>
    <style:style style:name="P13" style:family="paragraph" style:parent-style-name="Heading_20_1">
      <style:text-properties officeooo:rsid="00cce9a5" officeooo:paragraph-rsid="0002ecb7"/>
    </style:style>
    <style:style style:name="P14" style:family="paragraph" style:parent-style-name="Text_20_body" style:list-style-name="L1">
      <style:text-properties officeooo:rsid="001f8a93" officeooo:paragraph-rsid="0002ecb7"/>
    </style:style>
    <style:style style:name="P15" style:family="paragraph" style:parent-style-name="Text_20_body" style:list-style-name="L1">
      <style:text-properties fo:color="#000066" fo:font-weight="bold" officeooo:rsid="001f8a93" officeooo:paragraph-rsid="0002ecb7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1f8a93" officeooo:paragraph-rsid="0002ecb7" style:font-weight-asian="bold" style:font-weight-complex="bold"/>
    </style:style>
    <style:style style:name="P17" style:family="paragraph" style:parent-style-name="Text_20_body" style:list-style-name="L1">
      <style:text-properties officeooo:rsid="002079ac" officeooo:paragraph-rsid="0002ecb7"/>
    </style:style>
    <style:style style:name="P18" style:family="paragraph" style:parent-style-name="Text_20_body" style:list-style-name="L1" style:master-page-name="">
      <style:paragraph-properties style:page-number="auto"/>
      <style:text-properties officeooo:rsid="0023d0cf" officeooo:paragraph-rsid="0002ecb7"/>
    </style:style>
    <style:style style:name="P19" style:family="paragraph" style:parent-style-name="Text_20_body" style:list-style-name="L1" style:master-page-name="">
      <style:paragraph-properties fo:margin-left="1.199cm" fo:margin-right="0cm" fo:margin-top="0cm" fo:margin-bottom="0.247cm" loext:contextual-spacing="false" fo:line-height="100%" fo:text-indent="-0.7cm" style:auto-text-indent="false" style:page-number="auto"/>
      <style:text-properties officeooo:rsid="002079ac" officeooo:paragraph-rsid="0002ecb7"/>
    </style:style>
    <style:style style:name="P20" style:family="paragraph" style:parent-style-name="Text_20_body" style:list-style-name="L1">
      <style:paragraph-properties fo:margin-left="1.199cm" fo:margin-right="0cm" fo:margin-top="0cm" fo:margin-bottom="0.247cm" loext:contextual-spacing="false" fo:line-height="100%" fo:text-indent="-0.7cm" style:auto-text-indent="false"/>
      <style:text-properties officeooo:rsid="0023d0cf" officeooo:paragraph-rsid="0002ecb7"/>
    </style:style>
    <style:style style:name="P21" style:family="paragraph" style:parent-style-name="Text_20_body" style:list-style-name="L1">
      <style:paragraph-properties fo:margin-left="1.199cm" fo:margin-right="0cm" fo:margin-top="0cm" fo:margin-bottom="0.247cm" loext:contextual-spacing="false" fo:line-height="100%" fo:text-indent="-0.7cm" style:auto-text-indent="false"/>
      <style:text-properties officeooo:rsid="00f6c719" officeooo:paragraph-rsid="0002ecb7"/>
    </style:style>
    <style:style style:name="P22" style:family="paragraph" style:parent-style-name="Text_20_body">
      <style:paragraph-properties fo:margin-left="1.199cm" fo:margin-right="0cm" fo:margin-top="0cm" fo:margin-bottom="0.247cm" loext:contextual-spacing="false" fo:line-height="100%" fo:text-indent="-0.7cm" style:auto-text-indent="false"/>
      <style:text-properties style:font-name="Lato" fo:font-size="8pt" fo:font-style="normal" fo:font-weight="normal" officeooo:rsid="00f6637f" officeooo:paragraph-rsid="0002ecb7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ext_20_body">
      <style:paragraph-properties fo:margin-left="1.251cm" fo:margin-right="0cm" fo:line-height="100%" fo:text-indent="0cm" style:auto-text-indent="false"/>
      <style:text-properties style:font-name="Lato" fo:font-size="8pt" fo:font-style="italic" fo:font-weight="normal" officeooo:rsid="00f2e52d" officeooo:paragraph-rsid="0002ecb7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officeooo:rsid="00f89f4d"/>
    </style:style>
    <style:style style:name="T2" style:family="text">
      <style:text-properties officeooo:rsid="00274844"/>
    </style:style>
    <style:style style:name="T3" style:family="text">
      <style:text-properties officeooo:rsid="00e59be2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74844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8a93" style:font-style-asian="italic" style:font-style-complex="italic"/>
    </style:style>
    <style:style style:name="T8" style:family="text">
      <style:text-properties officeooo:rsid="00e8bc28"/>
    </style:style>
    <style:style style:name="T9" style:family="text">
      <style:text-properties fo:color="#000066"/>
    </style:style>
    <style:style style:name="T10" style:family="text">
      <style:text-properties fo:color="#000066" style:text-underline-style="solid" style:text-underline-width="auto" style:text-underline-color="font-color" fo:font-weight="bold" officeooo:rsid="00e8f607" style:font-weight-asian="bold" style:font-weight-complex="bold"/>
    </style:style>
    <style:style style:name="T11" style:family="text">
      <style:text-properties fo:color="#000066" fo:font-weight="bold" officeooo:rsid="00e8f607" style:font-weight-asian="bold" style:font-weight-complex="bold"/>
    </style:style>
    <style:style style:name="T12" style:family="text">
      <style:text-properties fo:color="#000066" fo:font-weight="bold" officeooo:rsid="00f2e52d" style:font-weight-asian="bold" style:font-weight-complex="bold"/>
    </style:style>
    <style:style style:name="T13" style:family="text">
      <style:text-properties fo:color="#000066" fo:font-weight="bold" officeooo:rsid="00f475e5" style:font-weight-asian="bold" style:font-weight-complex="bold"/>
    </style:style>
    <style:style style:name="T14" style:family="text">
      <style:text-properties fo:color="#000066" fo:font-style="italic" fo:font-weight="bold" officeooo:rsid="00ed69ff" style:font-style-asian="italic" style:font-weight-asian="bold" style:font-style-complex="italic" style:font-weight-complex="bold"/>
    </style:style>
    <style:style style:name="T15" style:family="text">
      <style:text-properties fo:color="#000066" officeooo:rsid="00f2e52d"/>
    </style:style>
    <style:style style:name="T16" style:family="text">
      <style:text-properties officeooo:rsid="00ed69ff"/>
    </style:style>
    <style:style style:name="T17" style:family="text">
      <style:text-properties fo:font-weight="bold" officeooo:rsid="00ed69ff" style:font-weight-asian="bold" style:font-weight-complex="bold"/>
    </style:style>
    <style:style style:name="T18" style:family="text">
      <style:text-properties officeooo:rsid="00f30986"/>
    </style:style>
    <style:style style:name="T1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officeooo:rsid="00222ad6"/>
    </style:style>
    <style:style style:name="T22" style:family="text">
      <style:text-properties style:font-name="Lato"/>
    </style:style>
    <style:style style:name="T23" style:family="text">
      <style:text-properties style:font-name="Lat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4" style:family="text">
      <style:text-properties style:font-name="Lato" fo:font-size="10pt" style:font-size-asian="10pt" style:font-size-complex="10pt"/>
    </style:style>
    <style:style style:name="T25" style:family="text">
      <style:text-properties style:font-name="Lato" fo:font-style="normal" style:font-style-asian="normal" style:font-style-complex="normal"/>
    </style:style>
    <style:style style:name="T26" style:family="text">
      <style:text-properties style:font-name="Lato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Overview</text:h>
      <text:p text:style-name="P11">The document contains changes required to run plugins for solr monitoring in Alfresco. </text:p>
      <text:p text:style-name="P11"/>
      <text:p text:style-name="P12">Alfresco Configuration Changes</text:p>
      <text:p text:style-name="P6"/>
      <text:list xml:id="list4201524942263067171" text:style-name="L1">
        <text:list-item>
          <text:p text:style-name="P18">Make sure Alfre<text:span text:style-name="T2">s</text:span>co instance is <text:span text:style-name="T2">shut-down</text:span> and <text:span text:style-name="T3">the edit the</text:span> following files.</text:p>
        </text:list-item>
        <text:list-item>
          <text:p text:style-name="P14">Edit file <text:span text:style-name="T4">{alfre</text:span><text:span text:style-name="T5">s</text:span><text:span text:style-name="T4">co-home}/tomcat/shared/classes/alfresco-global.properties</text:span> with your favourite editor and <text:span text:style-name="T8">add </text:span>below properties. </text:p>
          <text:p text:style-name="P14"/>
        </text:list-item>
      </text:list>
      <text:p text:style-name="P3"><text:tab/><text:span text:style-name="T10">### Solr indexing ###</text:span><text:span text:style-name="T11"> Section</text:span></text:p>
      <text:list xml:id="list195349385269566" text:continue-numbering="true" text:style-name="L1">
        <text:list-header>
          <text:p text:style-name="P15">solr.secureComms=none</text:p>
          <text:p text:style-name="P15">solr.port=8080</text:p>
          <text:p text:style-name="P16"/>
        </text:list-header>
        <text:list-item>
          <text:p text:style-name="P14">Edit file <text:span text:style-name="T4">{alfre</text:span><text:span text:style-name="T5">s</text:span><text:span text:style-name="T4">co-home}/alf_data/solr/archive-SpacesStore/conf/solrcore.properties</text:span> and <text:span text:style-name="T16">edit</text:span> below properties.</text:p>
        </text:list-item>
      </text:list>
      <text:p text:style-name="P3"><text:tab/></text:p>
      <text:p text:style-name="P3"><text:tab/><text:span text:style-name="T14">Change from https to none.</text:span></text:p>
      <text:p text:style-name="P5"><text:tab/><text:span text:style-name="T17"># none, https </text:span></text:p>
      <text:p text:style-name="P4"><text:tab/>alfresco.secureComms=none </text:p>
      <text:list xml:id="list195349982399061" text:continue-numbering="true" text:style-name="L1">
        <text:list-header>
          <text:p text:style-name="P16"/>
        </text:list-header>
        <text:list-item>
          <text:p text:style-name="P17">Edit file <text:span text:style-name="T7">{alfresco-home}/</text:span><text:span text:style-name="T6">tomcat/webapps/alfresco/WEB-INF/web.xml</text:span> and comment following code snippets <text:span text:style-name="T18">starting from </text:span><text:span text:style-name="T12">&lt;!-- Toggle securecomms placeholder start --&gt; </text:span><text:span text:style-name="T13">to end of </text:span><text:span text:style-name="T12">&lt;!-- Toggle securecomms placeholder end --&gt; .</text:span></text:p>
        </text:list-item>
      </text:list>
      <text:p text:style-name="P7"/>
      <text:p text:style-name="P7"><text:s text:c="2"/><text:span text:style-name="T9"><text:s/></text:span><text:span text:style-name="T15">&lt;!-- Toggle securecomms placeholder start --&gt; </text:span></text:p>
      <text:p text:style-name="P8"><text:s text:c="2"/></text:p>
      <text:p text:style-name="P8"><text:s text:c="2"/><text:span text:style-name="T23"><text:s/>&lt;security-constraint&gt; </text:span></text:p>
      <text:p text:style-name="P23"><text:s text:c="6"/>&lt;web-resource-collection&gt; </text:p>
      <text:p text:style-name="P23"><text:s text:c="9"/>&lt;web-resource-name&gt;SOLR&lt;/web-resource-name&gt; </text:p>
      <text:p text:style-name="P23"><text:s text:c="9"/>&lt;url-pattern&gt;/service/api/solr/*&lt;/url-pattern&gt; </text:p>
      <text:p text:style-name="P23"><text:s text:c="6"/>&lt;/web-resource-collection&gt; </text:p>
      <text:p text:style-name="P23"/>
      <text:p text:style-name="P23"><text:s text:c="6"/>&lt;auth-constraint&gt; </text:p>
      <text:p text:style-name="P23"><text:s text:c="9"/>&lt;role-name&gt;repoclient&lt;/role-name&gt; </text:p>
      <text:p text:style-name="P23"><text:s text:c="6"/>&lt;/auth-constraint&gt; </text:p>
      <text:p text:style-name="P9"><text:soft-page-break/></text:p>
      <text:p text:style-name="P9"><text:s text:c="4"/><text:span text:style-name="T22"><text:s text:c="2"/>&lt;user-data-constraint&gt; </text:span></text:p>
      <text:p text:style-name="P23"><text:s text:c="9"/>&lt;transport-guarantee&gt;CONFIDENTIAL&lt;/transport-guarantee&gt; </text:p>
      <text:p text:style-name="P23"><text:s text:c="6"/>&lt;/user-data-constraint&gt; </text:p>
      <text:p text:style-name="P23"><text:s text:c="3"/>&lt;/security-constraint&gt; </text:p>
      <text:p text:style-name="P23"/>
      <text:p text:style-name="P23"><text:s text:c="3"/>&lt;security-constraint&gt; </text:p>
      <text:p text:style-name="P23"><text:s text:c="6"/>&lt;web-resource-collection&gt; </text:p>
      <text:p text:style-name="P23"><text:s text:c="9"/>&lt;web-resource-name&gt;SOLR&lt;/web-resource-name&gt; </text:p>
      <text:p text:style-name="P23"><text:s text:c="9"/>&lt;url-pattern&gt;/s/api/solr/*&lt;/url-pattern&gt; </text:p>
      <text:p text:style-name="P23"><text:s text:c="6"/>&lt;/web-resource-collection&gt; </text:p>
      <text:p text:style-name="P23"/>
      <text:p text:style-name="P23"><text:s text:c="6"/>&lt;auth-constraint&gt; </text:p>
      <text:p text:style-name="P23"><text:s text:c="9"/>&lt;role-name&gt;repoclient&lt;/role-name&gt; </text:p>
      <text:p text:style-name="P23"><text:s text:c="6"/>&lt;/auth-constraint&gt; </text:p>
      <text:p text:style-name="P23"/>
      <text:p text:style-name="P23"><text:s text:c="6"/>&lt;user-data-constraint&gt; </text:p>
      <text:p text:style-name="P23"><text:s text:c="9"/>&lt;transport-guarantee&gt;CONFIDENTIAL&lt;/transport-guarantee&gt; </text:p>
      <text:p text:style-name="P23"><text:s text:c="6"/>&lt;/user-data-constraint&gt; </text:p>
      <text:p text:style-name="P23"><text:s text:c="3"/>&lt;/security-constraint&gt; </text:p>
      <text:p text:style-name="P23"><text:s text:c="3"/></text:p>
      <text:p text:style-name="P23"><text:s text:c="3"/>&lt;security-constraint&gt; </text:p>
      <text:p text:style-name="P23"><text:s text:c="6"/>&lt;web-resource-collection&gt; </text:p>
      <text:p text:style-name="P23"><text:s text:c="9"/>&lt;web-resource-name&gt;SOLR&lt;/web-resource-name&gt; </text:p>
      <text:p text:style-name="P23"><text:s text:c="9"/>&lt;url-pattern&gt;/wcservice/api/solr/*&lt;/url-pattern&gt; </text:p>
      <text:p text:style-name="P23"><text:s text:c="6"/>&lt;/web-resource-collection&gt; </text:p>
      <text:p text:style-name="P23"/>
      <text:p text:style-name="P23"><text:s text:c="6"/>&lt;auth-constraint&gt; </text:p>
      <text:p text:style-name="P23"><text:s text:c="9"/>&lt;role-name&gt;repoclient&lt;/role-name&gt; </text:p>
      <text:p text:style-name="P23"><text:s text:c="6"/>&lt;/auth-constraint&gt; </text:p>
      <text:p text:style-name="P23"/>
      <text:p text:style-name="P23"><text:s text:c="6"/>&lt;user-data-constraint&gt; </text:p>
      <text:p text:style-name="P23"><text:s text:c="9"/>&lt;transport-guarantee&gt;CONFIDENTIAL&lt;/transport-guarantee&gt; </text:p>
      <text:p text:style-name="P23"><text:s text:c="6"/>&lt;/user-data-constraint&gt; </text:p>
      <text:p text:style-name="P23"><text:s text:c="3"/>&lt;/security-constraint&gt; </text:p>
      <text:p text:style-name="P23"><text:s text:c="3"/></text:p>
      <text:p text:style-name="P23"><text:s text:c="3"/>&lt;security-constraint&gt; </text:p>
      <text:p text:style-name="P23"><text:s text:c="6"/>&lt;web-resource-collection&gt; </text:p>
      <text:p text:style-name="P23"><text:s text:c="9"/>&lt;web-resource-name&gt;SOLR&lt;/web-resource-name&gt; </text:p>
      <text:p text:style-name="P23"><text:s text:c="9"/>&lt;url-pattern&gt;/wcs/api/solr/*&lt;/url-pattern&gt; </text:p>
      <text:p text:style-name="P23"><text:s text:c="6"/>&lt;/web-resource-collection&gt; </text:p>
      <text:p text:style-name="P23"/>
      <text:p text:style-name="P23"><text:s text:c="6"/>&lt;auth-constraint&gt; </text:p>
      <text:p text:style-name="P23"><text:s text:c="9"/>&lt;role-name&gt;repoclient&lt;/role-name&gt; </text:p>
      <text:p text:style-name="P23"><text:soft-page-break/><text:s text:c="6"/>&lt;/auth-constraint&gt; </text:p>
      <text:p text:style-name="P23"><text:s/>&lt;user-data-constraint&gt; </text:p>
      <text:p text:style-name="P23"><text:s text:c="9"/>&lt;transport-guarantee&gt;CONFIDENTIAL&lt;/transport-guarantee&gt; </text:p>
      <text:p text:style-name="P23"><text:s text:c="6"/>&lt;/user-data-constraint&gt; </text:p>
      <text:p text:style-name="P23"><text:s text:c="3"/>&lt;/security-constraint&gt; </text:p>
      <text:p text:style-name="P23"><text:s text:c="4"/></text:p>
      <text:p text:style-name="P23"><text:s text:c="3"/>&lt;login-config&gt; </text:p>
      <text:p text:style-name="P23"><text:s text:c="6"/>&lt;auth-method&gt;CLIENT-CERT&lt;/auth-method&gt; </text:p>
      <text:p text:style-name="P23"><text:s text:c="6"/>&lt;realm-name&gt;Repository&lt;/realm-name&gt; </text:p>
      <text:p text:style-name="P23"><text:s text:c="3"/>&lt;/login-config&gt; </text:p>
      <text:p text:style-name="P23"/>
      <text:p text:style-name="P23"><text:s text:c="3"/>&lt;security-role&gt; </text:p>
      <text:p text:style-name="P23"><text:s text:c="5"/>&lt;role-name&gt;repoclient&lt;/role-name&gt; </text:p>
      <text:p text:style-name="P23"><text:s text:c="3"/>&lt;/security-role&gt; </text:p>
      <text:p text:style-name="P9"/>
      <text:p text:style-name="P8"><text:s text:c="2"/><text:span text:style-name="T9"><text:s/>&lt;!-- Toggle securecomms placeholder end --&gt; </text:span></text:p>
      <text:p text:style-name="P10"/>
      <text:list xml:id="list195350104115016" text:continue-numbering="true" text:style-name="L1">
        <text:list-item>
          <text:p text:style-name="P19">Edit file <text:span text:style-name="T7">{alfresco-home}/</text:span><text:span text:style-name="T6">tomcat/webapps/solr/WEB-INF/web.xml</text:span> <text:span text:style-name="T21">and comment <text:s/>following code snippet towards end of file.</text:span></text:p>
        </text:list-item>
      </text:list>
      <text:p text:style-name="P1"><text:tab/> <text:span text:style-name="T26">&lt;security-constraint&gt; </text:span></text:p>
      <text:p text:style-name="P22"><text:s text:c="8"/>&lt;web-resource-collection&gt; </text:p>
      <text:p text:style-name="P22"><text:s text:c="12"/>&lt;url-pattern&gt;/*&lt;/url-pattern&gt; </text:p>
      <text:p text:style-name="P22"><text:s text:c="8"/>&lt;/web-resource-collection&gt; </text:p>
      <text:p text:style-name="P22"><text:s text:c="8"/>&lt;auth-constraint&gt; </text:p>
      <text:p text:style-name="P22"><text:s text:c="12"/>&lt;role-name&gt;repository&lt;/role-name&gt; </text:p>
      <text:p text:style-name="P22"><text:s text:c="8"/>&lt;/auth-constraint&gt; </text:p>
      <text:p text:style-name="P22"><text:s text:c="8"/>&lt;user-data-constraint&gt; </text:p>
      <text:p text:style-name="P22"><text:s text:c="12"/>&lt;transport-guarantee&gt;CONFIDENTIAL&lt;/transport-guarantee&gt; </text:p>
      <text:p text:style-name="P22"><text:s text:c="8"/>&lt;/user-data-constraint&gt; </text:p>
      <text:p text:style-name="P22"><text:s text:c="4"/>&lt;/security-constraint&gt; </text:p>
      <text:p text:style-name="P22"/>
      <text:p text:style-name="P22"><text:s text:c="4"/>&lt;login-config&gt; </text:p>
      <text:p text:style-name="P22"><text:s text:c="8"/>&lt;auth-method&gt;CLIENT-CERT&lt;/auth-method&gt; </text:p>
      <text:p text:style-name="P22"><text:s text:c="8"/>&lt;realm-name&gt;Solr&lt;/realm-name&gt; </text:p>
      <text:p text:style-name="P22"><text:s text:c="4"/>&lt;/login-config&gt; </text:p>
      <text:p text:style-name="P22"/>
      <text:p text:style-name="P22"><text:s text:c="4"/>&lt;security-role&gt; </text:p>
      <text:p text:style-name="P22"><text:s text:c="7"/>&lt;role-name&gt;repository&lt;/role-name&gt; </text:p>
      <text:p text:style-name="P22"><text:s text:c="4"/>&lt;/security-role&gt; </text:p>
      <text:p text:style-name="P2"><text:s text:c="2"/></text:p>
      <text:list xml:id="list195348777240008" text:continue-numbering="true" text:style-name="L1">
        <text:list-item>
          <text:p text:style-name="P20">Start Alfre<text:span text:style-name="T2">s</text:span>co and check logs if there are any issues.</text:p>
        </text:list-item>
        <text:list-item>
          <text:p text:style-name="P21">To verify run open the URL <text:a xlink:type="simple" xlink:href="http://52.16.118.85:8080/solr/" text:style-name="Internet_20_link" text:visited-style-name="Visited_20_Internet_20_Link"><text:span text:style-name="T1">http://public-ip-of-alfresco:8080/solr/</text:span></text:a><text:span text:style-name="T1"> </text:span>in brow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/>
    <style:font-face style:name="Lohit Hindi1" svg:font-family="'Lohit Hindi'"/>
    <style:font-face style:name="Lato1" svg:font-family="Lato" style:font-family-generic="system"/>
    <style:font-face style:name="MinionPro-Regular" svg:font-family="MinionPro-Regula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loext:contextual-spacing="false" fo:hyphenation-ladder-count="no-limit"/>
      <style:text-properties fo:color="#00215b" style:font-name="Lato1" fo:font-family="Lato" style:font-family-generic="system" fo:font-weight="bold" style:font-name-asian="Lato1" style:font-family-asian="Lato" style:font-family-generic-asian="system" style:font-weight-asian="bold" style:font-name-complex="Lato1" style:font-family-complex="Lato" style:font-family-generic-complex="system" style:font-weight-complex="bold" fo:hyphenate="false" fo:hyphenation-remain-char-count="2" fo:hyphenation-push-char-count="2"/>
    </style:style>
    <style:style style:name="_5b_No_20_Paragraph_20_Style_5d_" style:display-name="[No Paragraph Style]" style:family="paragraph">
      <style:paragraph-properties fo:line-height="120%" fo:hyphenation-ladder-count="no-limit" style:text-autospace="none" style:vertical-align="middle"/>
      <style:text-properties fo:color="#000000" style:font-name="MinionPro-Regular" fo:font-family="MinionPro-Regular" style:font-family-generic="system" style:font-name-asian="MinionPro-Regular" style:font-family-asian="MinionPro-Regular" style:font-family-generic-asian="system" style:font-name-complex="MinionPro-Regular" style:font-family-complex="MinionPro-Regular" style:font-family-generic-complex="system" fo:hyphenate="false" fo:hyphenation-remain-char-count="2" fo:hyphenation-push-char-count="2"/>
    </style:style>
    <style:style style:name="_5b_Basic_20_Paragraph_5d_" style:display-name="[Basic Paragraph]" style:family="paragraph" style:parent-style-name="_5b_No_20_Paragraph_20_Style_5d_">
      <style:paragraph-properties fo:margin-top="0.101cm" fo:margin-bottom="0.101cm" loext:contextual-spacing="false" fo:hyphenation-ladder-count="no-limit"/>
      <style:text-properties fo:color="#00215b" style:font-name="Lato1" fo:font-family="Lato" style:font-family-generic="system" fo:font-size="10pt" style:font-name-asian="Lato1" style:font-family-asian="Lato" style:font-family-generic-asian="system" style:font-size-asian="10pt" style:font-name-complex="Lato1" style:font-family-complex="Lato" style:font-family-generic-complex="system" style:font-size-complex="10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vinder Dadyala</meta:initial-creator>
    <meta:creation-date>2015-03-18T19:35:39.849530485</meta:creation-date>
    <dc:date>2015-03-18T19:53:47.945099934</dc:date>
    <dc:creator>Gurvinder Dadyala</dc:creator>
    <meta:editing-duration>PT2M54S</meta:editing-duration>
    <meta:editing-cycles>2</meta:editing-cycles>
    <meta:generator>LibreOffice/4.4.1.2$Linux_X86_64 LibreOffice_project/45e2de17089c24a1fa810c8f975a7171ba4cd432</meta:generator>
    <meta:document-statistic meta:table-count="0" meta:image-count="0" meta:object-count="0" meta:page-count="3" meta:paragraph-count="97" meta:word-count="216" meta:character-count="3715" meta:non-whitespace-character-count="3031"/>
  </office:meta>
</office:document-meta>
</file>